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Descriptor.getContentLi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lementDescriptor.setHollow( boolean isHol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getContex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setContentDescriptors( Descriptor [ ] contentDescri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Descriptor.removeElementDescriptor( Element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Descriptor.getPrimaryBodyTextDescrip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Descriptor.getAttributeDescriptor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Descriptor.getAttributeLi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lementDescriptor.addContentDescriptor( Descriptor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Descriptor.setWrapCollectionsInElement( boolean wrapCollectionsIn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getElementDescriptor( String 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lementDescriptor.ha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addElementDescriptor( ElementDescriptor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Descriptor.setUseBindTimeTypeForMapping( boolean useBindTimeTypeForMapp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Descriptor.setPrimitiveType( boolean primitiv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isPrimitiv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findParent( ElementDescriptor elementDescrip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lementDescriptor.ElementDescriptor( String localName , String qualifiedName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getElementDescript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lementDescriptor.isHol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getAttributeDescript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lementDescriptor.has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getElementLi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lementDescriptor.setContextExpression( Expression context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ha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ElementDescriptor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removeAttributeDescriptor( Attribute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Descriptor.setElementDescriptors( ElementDescriptor [ ] elementDescri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Descriptor.Elemen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Descriptor.getContentDescript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lementDescriptor.getImplementa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setImplementationClass( Class implementat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addAttributeDescriptor( AttributeDescriptor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Descriptor.setAttributeDescriptors( AttributeDescriptor [ ] attributeDescri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Descriptor.isSimp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isPolymorph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isWrapCollectionsIn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ElementDescriptor( boolean primitiv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setCollective( boolean isCollectiv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isColle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Descriptor.isUseBindTimeTypeForMapp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